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agTrak - Current project under development</text:p>
      <text:p text:style-name="Preformatted_20_Text">QAP - Quality Assurance Plan</text:p>
      <text:p text:style-name="Preformatted_20_Text">ReMP - Requirements Management Plan</text:p>
      <text:p text:style-name="Preformatted_20_Text">RMP - Risk Management Plan</text:p>
      <text:p text:style-name="Preformatted_20_Text">SRP - Software Requirements Plan</text:p>
      <text:p text:style-name="Preformatted_20_Text">SDP - Software Development Plan</text:p>
      <text:p text:style-name="Preformatted_20_Text">USA - University of South Alabama</text:p>
      <text:list xml:id="list1004470383" text:style-name="L1">
        <text:list-item>
          <text:p text:style-name="P1">Assigned Discipline – The particular discipline that was assigned to complete the artifact and/or tas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53" meta:character-count="332" meta:non-whitespace-character-count="288"/>
    <dc:date>2012-03-19T16:26:55</dc:date>
    <dc:creator>hayden </dc:creator>
    <meta:generator>LibreOffice/3.4$Linux LibreOffice_project/340m1$Build-302</meta:generator>
  </office:meta>
</office:document-meta>
</file>